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1e241"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1e241"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db7a8a"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f1e241" officeooo:paragraph-rsid="01db7a8a"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style:writing-mode="lr-tb"/>
      <style:text-properties fo:font-size="13pt" officeooo:rsid="01e115a9" officeooo:paragraph-rsid="01ee2e52" style:font-size-asian="13pt" style:font-size-complex="13pt"/>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ee2e52"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5"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e9b30f" officeooo:paragraph-rsid="01f22d27"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9" style:family="paragraph" style:parent-style-name="Preformatted_20_Text">
      <style:paragraph-properties style:writing-mode="lr-tb"/>
      <style:text-properties fo:font-size="13pt" officeooo:paragraph-rsid="01efb23b" style:font-size-asian="13pt" style:font-size-complex="13pt"/>
    </style:style>
    <style:style style:name="P20"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fo:font-size="13pt" officeooo:paragraph-rsid="01dd3a06" style:font-size-asian="13pt" style:font-size-complex="13pt"/>
    </style:style>
    <style:style style:name="P22"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text-properties fo:font-size="13pt" officeooo:paragraph-rsid="01c26751" style:font-size-asian="13pt" style:font-size-complex="13pt"/>
    </style:style>
    <style:style style:name="P24" style:family="paragraph" style:parent-style-name="Preformatted_20_Text">
      <style:text-properties fo:font-size="14pt" officeooo:rsid="0048b50d" officeooo:paragraph-rsid="01efb23b" style:font-size-asian="14pt" style:font-size-complex="14pt" loext:padding="0cm" loext:border="none"/>
    </style:style>
    <style:style style:name="T1" style:family="text">
      <style:text-properties style:font-name="Liberation Sans" fo:font-size="16pt" fo:font-weight="bold" officeooo:rsid="01f1bda9"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1b99ac" style:font-size-asian="16pt" style:font-weight-asian="bold" style:font-size-complex="16pt" style:font-weight-complex="bold"/>
    </style:style>
    <style:style style:name="T4" style:family="text">
      <style:text-properties style:font-name="Liberation Sans" fo:font-size="16pt" fo:font-weight="bold" officeooo:rsid="000dd66a" style:font-size-asian="16pt" style:font-weight-asian="bold" style:font-size-complex="16pt" style:font-weight-complex="bold"/>
    </style:style>
    <style:style style:name="T5" style:family="text">
      <style:text-properties style:font-name="Liberation Sans" fo:font-size="16pt" fo:font-weight="bold" officeooo:rsid="01f1bda9" style:font-size-asian="16pt" style:font-weight-asian="bold" style:font-size-complex="16pt" style:font-weight-complex="bold"/>
    </style:style>
    <style:style style:name="T6"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7"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f1e241" style:font-name-asian="Nimbus Mono L" style:font-style-asian="normal" style:font-name-complex="Liberation Mono" style:font-style-complex="normal"/>
    </style:style>
    <style:style style:name="T14" style:family="text">
      <style:text-properties style:font-name="Liberation Sans" fo:font-style="normal" style:text-underline-style="none"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17" style:family="text">
      <style:text-properties officeooo:rsid="01e15a69"/>
    </style:style>
    <style:style style:name="T18" style:family="text">
      <style:text-properties officeooo:rsid="01ee2e52"/>
    </style:style>
    <style:style style:name="T19" style:family="text">
      <style:text-properties officeooo:rsid="01e115a9"/>
    </style:style>
    <style:style style:name="T20" style:family="text">
      <style:text-properties officeooo:rsid="01f1e241"/>
    </style:style>
    <style:style style:name="T21" style:family="text">
      <style:text-properties officeooo:rsid="01ef3a07"/>
    </style:style>
    <style:style style:name="T22" style:family="text">
      <style:text-properties fo:font-weight="bold" style:font-weight-asian="bold" style:font-weight-complex="bold"/>
    </style:style>
    <style:style style:name="T23" style:family="text">
      <style:text-properties fo:font-weight="bold" officeooo:rsid="000dd66a" style:font-weight-asian="bold" style:font-weight-complex="bold"/>
    </style:style>
    <style:style style:name="T24" style:family="text">
      <style:text-properties fo:font-weight="bold" officeooo:rsid="0160cefc" style:font-weight-asian="bold" style:font-weight-complex="bold"/>
    </style:style>
    <style:style style:name="T25" style:family="text">
      <style:text-properties officeooo:rsid="01caa47b"/>
    </style:style>
    <style:style style:name="T26" style:family="text">
      <style:text-properties officeooo:rsid="01d74f08"/>
    </style:style>
    <style:style style:name="T27" style:family="text">
      <style:text-properties officeooo:rsid="01db7a8a"/>
    </style:style>
    <style:style style:name="T28" style:family="text">
      <style:text-properties officeooo:rsid="01e9b30f"/>
    </style:style>
    <style:style style:name="T29" style:family="text">
      <style:text-properties officeooo:rsid="01f22d27"/>
    </style:style>
    <style:style style:name="T30"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f22d27"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f40cb9"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3c55a1" fo:background-color="transparent" loext:char-shading-value="0" style:font-style-asian="normal" style:font-style-complex="normal"/>
    </style:style>
    <style:style style:name="T46"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st</text:span><text:span text:style-name="T2"> </text:span><text:span text:style-name="T1">March</text:span><text:span text:style-name="T3"> 20</text:span><text:span text:style-name="T4">2</text:span><text:span text:style-name="T5">6</text:span></text:p>
      <text:p text:style-name="P3">Lamentations 3:40-41</text:p>
      <text:p text:style-name="P4">[40] Let us test and examine our ways, and return to the Lord!</text:p>
      <text:p text:style-name="P5">[41] Let us lift up our hearts and hands to God in heaven</text:p>
      <text:p text:style-name="P6"/>
      <text:p text:style-name="P7"/>
      <text:p text:style-name="P8">Thanks to God</text:p>
      <text:p text:style-name="P9"><text:span text:style-name="T6">O </text:span><text:span text:style-name="T7">L</text:span><text:span text:style-name="T8">o</text:span><text:span text:style-name="T7">r</text:span><text:span text:style-name="T8">d,</text:span><text:span text:style-name="T9"> </text:span><text:span text:style-name="T10">we </text:span><text:span text:style-name="T11">thank You that </text:span><text:span text:style-name="T12">You </text:span><text:span text:style-name="T13">are always ready to receive us when we return to You.</text:span></text:p>
      <text:p text:style-name="P10"/>
      <text:p text:style-name="P11"><text:span text:style-name="T14">We </text:span><text:span text:style-name="T15">know</text:span><text:span text:style-name="T14"> that </text:span><text:span text:style-name="T16">we </text:span><text:span text:style-name="T13">have failed in many ways this week past, but we turn back to You in repentance</text:span><text:span text:style-name="T16">, </text:span><text:span text:style-name="T13">trusting in Your mercy and grace as expressed in Jesus Who came to fulfill all righteousness on our behalf.</text:span></text:p>
      <text:p text:style-name="P12"/>
      <text:p text:style-name="P13"><text:span text:style-name="T17">W</text:span>e thank You that <text:span text:style-name="T18">we will shortly take part in the Lord’s Supper, commemorating the Cross and Resurrection, which secured our eternal salvation</text:span><text:span text:style-name="T19">. </text:span><text:span text:style-name="T20">We thank You that Jesus has given us His perfect righteousness, in place of our self-righteousness, His riches for our poverty, and that we will one day join Him in His heavenly home, as He once joined us on this Earth.</text:span></text:p>
      <text:p text:style-name="P13"/>
      <text:p text:style-name="P13"><text:span text:style-name="T18">We thank You for sending the Holy Spirit, Third Person of the Trinity, to be with us daily, to come alongside and enable us to resist temptation, to open our minds to Your Word, and to grant us wisdom as we live in </text:span><text:span text:style-name="T21">this</text:span><text:span text:style-name="T18"> fallen world.</text:span></text:p>
      <text:p text:style-name="P14"/>
      <text:p text:style-name="P15"><text:span text:style-name="T22">The Wide World...</text:span><text:span text:style-name="T23"> a</text:span><text:span text:style-name="T22">nd the </text:span><text:span text:style-name="T24">W</text:span><text:span text:style-name="T22">ider Church</text:span></text:p>
      <text:p text:style-name="P16"><text:span text:style-name="T25">W</text:span><text:span text:style-name="T26">e </text:span><text:span text:style-name="T27">pray</text:span><text:span text:style-name="T26"> for this </text:span><text:span text:style-name="T25">world </text:span><text:span text:style-name="T20">which has once again become more dangerous and where we again see warfare reported vividly on our TV screens</text:span><text:span text:style-name="T28">. </text:span><text:span text:style-name="T29">We recall from Your Word that Jesus warned of wars and rumours of wars, but we are reassured that this is not the end, and You always hold this world in Your hands, despite what man may do to kill and destroy.</text:span></text:p>
      <text:p text:style-name="P16"/>
      <text:p text:style-name="P17">We pray for <text:span text:style-name="T29">believers in those war-torn trouble spots, for their safety, their encouragement, and for help to flee the danger. We pray for Your church to stand firm, for the good news to overcome the bad, and for souls to be saved even in these troubled days.</text:span></text:p>
      <text:p text:style-name="P17"/>
      <text:p text:style-name="P18">Ashburton</text:p>
      <text:p text:style-name="P19"><text:span text:style-name="T30">W</text:span><text:span text:style-name="T31">e </text:span><text:span text:style-name="T32">continue to </text:span><text:span text:style-name="T31">pray for our </text:span><text:span text:style-name="T33">work</text:span><text:span text:style-name="T34"> </text:span><text:span text:style-name="T30">here at Ashburton, </text:span><text:span text:style-name="T32">even though we could not hold our usual evening prayer service last week</text:span><text:span text:style-name="T35">. </text:span><text:span text:style-name="T32">We pray that You would continue to lead us, draw us closer to the Cross, and enable us to do You will here, so that we witness faithfully to Your saving work in this community.</text:span></text:p>
      <text:p text:style-name="P20"/>
      <text:p text:style-name="P21"><text:span text:style-name="T36">We </text:span><text:span text:style-name="T37">continue</text:span><text:span text:style-name="T38"> </text:span><text:span text:style-name="T33">in</text:span><text:span text:style-name="T36"> pray</text:span><text:span text:style-name="T33">er</text:span><text:span text:style-name="T36"> for</text:span><text:span text:style-name="T39"> </text:span><text:span text:style-name="T37">those in need of Your healing hand. </text:span><text:span text:style-name="T32">And we give thanks for </text:span><text:span text:style-name="T33">Your Word, and for </text:span><text:span text:style-name="T35">Douglas as</text:span><text:span text:style-name="T33"> he preach</text:span><text:span text:style-name="T35">es</text:span><text:span text:style-name="T33"> today, </text:span><text:span text:style-name="T32">and then leads in the Lord’s Supper</text:span><text:span text:style-name="T33">. </text:span><text:span text:style-name="T35">We pray that we would </text:span><text:span text:style-name="T32">recognise afresh the Body of Christ and </text:span><text:span text:style-name="T40">grasp more fully the greatness of Your grace, as we celebrate spiritually the impact of the Resurrection upon us as Your redeemed people.</text:span></text:p>
      <text:p text:style-name="P22"/>
      <text:p text:style-name="P23"><text:span text:style-name="T41">In </text:span><text:span text:style-name="T40">Jesus</text:span><text:span text:style-name="T42"> </text:span><text:span text:style-name="T43">Precious Name </text:span><text:span text:style-name="T44">we pray</text:span><text:span text:style-name="T45">, </text:span><text:span text:style-name="T46">Amen.</text:spa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6-02-28T22:03:50.250562652</dc:date>
    <meta:editing-duration>PT17H58M56S</meta:editing-duration>
    <meta:editing-cycles>205</meta:editing-cycles>
    <meta:generator>LibreOffice/25.8.5.2$Linux_X86_64 LibreOffice_project/580$Build-2</meta:generator>
    <meta:print-date>2025-09-06T23:29:48.038812840</meta:print-date>
    <meta:printed-by>PDF files</meta:printed-by>
    <meta:document-statistic meta:table-count="0" meta:image-count="0" meta:object-count="0" meta:page-count="1" meta:paragraph-count="17" meta:word-count="463" meta:character-count="2442" meta:non-whitespace-character-count="1996"/>
  </office:meta>
</office:document-meta>
</file>